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88*"/>
    </style:style>
    <style:style style:name="Table2.D" style:family="table-column">
      <style:table-column-properties style:column-width="0.866in" style:rel-column-width="8195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H" style:family="table-column">
      <style:table-column-properties style:column-width="0.866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0378" officeooo:paragraph-rsid="001d0378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d0378" officeooo:paragraph-rsid="001d0378" style:font-style-asian="italic" style:font-style-complex="itali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26ea82" officeooo:paragraph-rsid="0026ea82" style:font-weight-asian="bold" style:font-weight-complex="bold"/>
    </style:style>
    <style:style style:name="P5" style:family="paragraph" style:parent-style-name="Text_20_body">
      <style:text-properties fo:font-weight="bold" officeooo:rsid="0028b5b2" officeooo:paragraph-rsid="0028b5b2" style:font-weight-asian="bold" style:font-weight-complex="bold"/>
    </style:style>
    <style:style style:name="P6" style:family="paragraph" style:parent-style-name="Text_20_body">
      <style:text-properties fo:font-weight="bold" officeooo:rsid="00322f42" officeooo:paragraph-rsid="00322f42" style:font-weight-asian="bold" style:font-weight-complex="bold"/>
    </style:style>
    <style:style style:name="P7" style:family="paragraph" style:parent-style-name="Text_20_body">
      <style:text-properties fo:font-weight="bold" officeooo:rsid="0038c2a0" officeooo:paragraph-rsid="0038c2a0" style:font-weight-asian="bold" style:font-weight-complex="bold"/>
    </style:style>
    <style:style style:name="P8" style:family="paragraph" style:parent-style-name="Text_20_body">
      <style:text-properties officeooo:rsid="0028b5b2" officeooo:paragraph-rsid="0028b5b2"/>
    </style:style>
    <style:style style:name="P9" style:family="paragraph" style:parent-style-name="Text_20_body">
      <style:text-properties officeooo:rsid="00296b92" officeooo:paragraph-rsid="00296b92"/>
    </style:style>
    <style:style style:name="P10" style:family="paragraph" style:parent-style-name="Text_20_body">
      <style:text-properties fo:font-weight="normal" officeooo:rsid="002beb66" officeooo:paragraph-rsid="002beb66" style:font-weight-asian="normal" style:font-weight-complex="normal"/>
    </style:style>
    <style:style style:name="P11" style:family="paragraph" style:parent-style-name="Text_20_body">
      <style:text-properties fo:font-weight="normal" officeooo:rsid="00322f42" officeooo:paragraph-rsid="00322f42" style:font-weight-asian="normal" style:font-weight-complex="normal"/>
    </style:style>
    <style:style style:name="P12" style:family="paragraph" style:parent-style-name="Text_20_body">
      <style:text-properties officeooo:rsid="0030bcdf" officeooo:paragraph-rsid="0030bcdf"/>
    </style:style>
    <style:style style:name="P13" style:family="paragraph" style:parent-style-name="Text_20_body">
      <style:text-properties officeooo:rsid="00358c72" officeooo:paragraph-rsid="00358c72"/>
    </style:style>
    <style:style style:name="P14" style:family="paragraph" style:parent-style-name="Text_20_body">
      <style:text-properties officeooo:rsid="003c057e" officeooo:paragraph-rsid="003c057e"/>
    </style:style>
    <style:style style:name="P15" style:family="paragraph" style:parent-style-name="Title">
      <style:text-properties officeooo:rsid="001d0378" officeooo:paragraph-rsid="001d0378"/>
    </style:style>
    <style:style style:name="P16" style:family="paragraph" style:parent-style-name="Table_20_Contents">
      <style:text-properties officeooo:rsid="001d0378" officeooo:paragraph-rsid="001d0378"/>
    </style:style>
    <style:style style:name="P17" style:family="paragraph" style:parent-style-name="Table_20_Contents">
      <loext:graphic-properties draw:fill="solid" draw:fill-color="#00cc00" draw:opacity="100%"/>
      <style:paragraph-properties fo:background-color="#00cc00"/>
      <style:text-properties officeooo:rsid="001d0378" officeooo:paragraph-rsid="001d0378"/>
    </style:style>
    <style:style style:name="P18" style:family="paragraph" style:parent-style-name="Table_20_Contents">
      <style:text-properties officeooo:rsid="00296b92" officeooo:paragraph-rsid="00296b92"/>
    </style:style>
    <style:style style:name="P19" style:family="paragraph" style:parent-style-name="Table_20_Contents">
      <style:text-properties officeooo:rsid="0030bcdf" officeooo:paragraph-rsid="0030bcdf"/>
    </style:style>
    <style:style style:name="P20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30bcdf" officeooo:paragraph-rsid="0030bcdf"/>
    </style:style>
    <style:style style:name="P21" style:family="paragraph" style:parent-style-name="Table_20_Contents">
      <loext:graphic-properties draw:fill="solid" draw:fill-color="#00cc00" draw:opacity="100%"/>
      <style:paragraph-properties fo:background-color="#00cc00"/>
      <style:text-properties officeooo:rsid="001dfcf7" officeooo:paragraph-rsid="001dfcf7"/>
    </style:style>
    <style:style style:name="P22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1dfcf7" officeooo:paragraph-rsid="001dfcf7"/>
    </style:style>
    <style:style style:name="P23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0690a" officeooo:paragraph-rsid="0020690a"/>
    </style:style>
    <style:style style:name="P24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223fb" officeooo:paragraph-rsid="002223fb"/>
    </style:style>
    <style:style style:name="P25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23bd8" officeooo:paragraph-rsid="00223bd8"/>
    </style:style>
    <style:style style:name="P26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beb66" officeooo:paragraph-rsid="002beb66"/>
    </style:style>
    <style:style style:name="P27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beb66" officeooo:paragraph-rsid="002beb66"/>
    </style:style>
    <style:style style:name="P28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dcb43" officeooo:paragraph-rsid="002dcb43"/>
    </style:style>
    <style:style style:name="P29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dcb43" officeooo:paragraph-rsid="002dcb43"/>
    </style:style>
    <style:style style:name="P30" style:family="paragraph" style:parent-style-name="Table_20_Contents">
      <loext:graphic-properties draw:fill="solid" draw:fill-color="#ff0000" draw:opacity="100%"/>
      <style:paragraph-properties fo:background-color="#ff0000"/>
      <style:text-properties fo:color="#000000" officeooo:rsid="002beb66" officeooo:paragraph-rsid="002beb66" fo:background-color="transparent"/>
    </style:style>
    <style:style style:name="P31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2cea5d" officeooo:paragraph-rsid="002cea5d"/>
    </style:style>
    <style:style style:name="P32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322f42" officeooo:paragraph-rsid="00322f42"/>
    </style:style>
    <style:style style:name="P33" style:family="paragraph" style:parent-style-name="Table_20_Contents">
      <style:text-properties officeooo:rsid="0037e8bd" officeooo:paragraph-rsid="0037e8bd"/>
    </style:style>
    <style:style style:name="P34" style:family="paragraph" style:parent-style-name="Table_20_Contents">
      <loext:graphic-properties draw:fill="solid" draw:fill-color="#00cc00" draw:opacity="100%"/>
      <style:paragraph-properties fo:background-color="#00cc00"/>
      <style:text-properties officeooo:rsid="0037e8bd" officeooo:paragraph-rsid="0037e8bd"/>
    </style:style>
    <style:style style:name="P35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37e8bd" officeooo:paragraph-rsid="0037e8bd"/>
    </style:style>
    <style:style style:name="P36" style:family="paragraph" style:parent-style-name="Table_20_Contents">
      <loext:graphic-properties draw:fill="solid" draw:fill-color="#ff0000" draw:opacity="100%"/>
      <style:paragraph-properties fo:background-color="#ff0000"/>
      <style:text-properties officeooo:rsid="0038c2a0" officeooo:paragraph-rsid="0038c2a0"/>
    </style:style>
    <style:style style:name="P37" style:family="paragraph" style:parent-style-name="Text_20_body" style:list-style-name="L1">
      <style:text-properties officeooo:rsid="001d0378" officeooo:paragraph-rsid="001d0378"/>
    </style:style>
    <style:style style:name="P38" style:family="paragraph" style:parent-style-name="Text_20_body" style:list-style-name="L2">
      <style:text-properties officeooo:rsid="0028b5b2" officeooo:paragraph-rsid="0028b5b2"/>
    </style:style>
    <style:style style:name="P39" style:family="paragraph" style:parent-style-name="Text_20_body" style:list-style-name="L3">
      <style:text-properties officeooo:rsid="0030bcdf" officeooo:paragraph-rsid="0030bcdf"/>
    </style:style>
    <style:style style:name="P40" style:family="paragraph" style:parent-style-name="Heading_20_1">
      <style:text-properties officeooo:rsid="001d0378" officeooo:paragraph-rsid="001d0378"/>
    </style:style>
    <style:style style:name="P41" style:family="paragraph" style:parent-style-name="Heading_20_1">
      <style:text-properties officeooo:rsid="0023c94a" officeooo:paragraph-rsid="0023c94a"/>
    </style:style>
    <style:style style:name="P42" style:family="paragraph" style:parent-style-name="Heading_20_1">
      <style:text-properties officeooo:rsid="0030bcdf" officeooo:paragraph-rsid="0030bcdf"/>
    </style:style>
    <style:style style:name="P43" style:family="paragraph" style:parent-style-name="Heading_20_1">
      <style:text-properties officeooo:rsid="0034c8ea" officeooo:paragraph-rsid="0034c8ea"/>
    </style:style>
    <style:style style:name="P44" style:family="paragraph" style:parent-style-name="Heading_20_1">
      <style:text-properties officeooo:rsid="003c057e" officeooo:paragraph-rsid="003c057e"/>
    </style:style>
    <style:style style:name="T1" style:family="text">
      <style:text-properties officeooo:rsid="00223bd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7aff" style:font-weight-asian="normal" style:font-weight-complex="normal"/>
    </style:style>
    <style:style style:name="T4" style:family="text">
      <style:text-properties fo:font-weight="normal" officeooo:rsid="0037e8bd" style:font-weight-asian="normal" style:font-weight-complex="normal"/>
    </style:style>
    <style:style style:name="T5" style:family="text">
      <style:text-properties officeooo:rsid="002cea5d"/>
    </style:style>
    <style:style style:name="T6" style:family="text">
      <style:text-properties officeooo:rsid="0033bf5e"/>
    </style:style>
    <style:style style:name="T7" style:family="text">
      <style:text-properties officeooo:rsid="0035e20f"/>
    </style:style>
    <style:style style:name="T8" style:family="text">
      <style:text-properties officeooo:rsid="0037e8bd"/>
    </style:style>
    <style:style style:name="T9" style:family="text">
      <style:text-properties officeooo:rsid="003c9b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eflight DNS</text:p>
      <text:p text:style-name="P2">By Marcus Wengelin, <text:span text:style-name="T9">Bitsec AB</text:span></text:p>
      <text:h text:style-name="P40" text:outline-level="1">Sample1 (embedded1.pdf)</text:h>
      <text:p text:style-name="P1">The PDF-file was generated by LibreOffice</text:p>
      <text:p text:style-name="P1">Contains the following object references: </text:p>
      <text:list xml:id="list364246966363179188" text:style-name="L1">
        <text:list-item>
          <text:p text:style-name="P37">JavaScript</text:p>
        </text:list-item>
        <text:list-item>
          <text:p text:style-name="P37">Image</text:p>
        </text:list-item>
        <text:list-item>
          <text:p text:style-name="P37">OLE(Object Linking and Embedding)-Object</text:p>
        </text:list-item>
        <text:list-item>
          <text:p text:style-name="P37">Plugin</text:p>
        </text:list-item>
      </text:list>
      <text:p text:style-name="P1">The table below shows which pdf-readers made DNS-request for which embedded object.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Adobe</text:p>
          </table:table-cell>
          <table:table-cell table:style-name="Table1.A1" office:value-type="string">
            <text:p text:style-name="P16">F<text:span text:style-name="T1">o</text:span>xit</text:p>
          </table:table-cell>
          <table:table-cell table:style-name="Table1.A1" office:value-type="string">
            <text:p text:style-name="P16">Firefox</text:p>
          </table:table-cell>
          <table:table-cell table:style-name="Table1.A1" office:value-type="string">
            <text:p text:style-name="P16">Chrome</text:p>
          </table:table-cell>
          <table:table-cell table:style-name="Table1.A1" office:value-type="string">
            <text:p text:style-name="P16">Office</text:p>
          </table:table-cell>
          <table:table-cell table:style-name="Table1.A1" office:value-type="string">
            <text:p text:style-name="P16">Evince</text:p>
          </table:table-cell>
          <table:table-cell table:style-name="Table1.H1" office:value-type="string">
            <text:p text:style-name="P18">Edge</text:p>
          </table:table-cell>
        </table:table-row>
        <table:table-row>
          <table:table-cell table:style-name="Table1.A2" office:value-type="string">
            <text:p text:style-name="P16">JavaScript</text:p>
          </table:table-cell>
          <table:table-cell table:style-name="Table1.A2" office:value-type="string">
            <text:p text:style-name="P2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Y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N</text:p>
          </table:table-cell>
          <table:table-cell table:style-name="Table1.H2" office:value-type="string">
            <text:p text:style-name="P23">N</text:p>
          </table:table-cell>
        </table:table-row>
        <table:table-row>
          <table:table-cell table:style-name="Table1.A2" office:value-type="string">
            <text:p text:style-name="P16">Image</text:p>
          </table:table-cell>
          <table:table-cell table:style-name="Table1.A2" office:value-type="string">
            <text:p text:style-name="P2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N</text:p>
          </table:table-cell>
          <table:table-cell table:style-name="Table1.H2" office:value-type="string">
            <text:p text:style-name="P23">N</text:p>
          </table:table-cell>
        </table:table-row>
        <table:table-row>
          <table:table-cell table:style-name="Table1.A2" office:value-type="string">
            <text:p text:style-name="P16">OLE-Obj</text:p>
          </table:table-cell>
          <table:table-cell table:style-name="Table1.A2" office:value-type="string">
            <text:p text:style-name="P2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N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N</text:p>
          </table:table-cell>
          <table:table-cell table:style-name="Table1.H2" office:value-type="string">
            <text:p text:style-name="P23">N</text:p>
          </table:table-cell>
        </table:table-row>
        <table:table-row>
          <table:table-cell table:style-name="Table1.A2" office:value-type="string">
            <text:p text:style-name="P16">Plugin</text:p>
          </table:table-cell>
          <table:table-cell table:style-name="Table1.A2" office:value-type="string">
            <text:p text:style-name="P24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N</text:p>
          </table:table-cell>
          <table:table-cell table:style-name="Table1.H2" office:value-type="string">
            <text:p text:style-name="P23">N</text:p>
          </table:table-cell>
        </table:table-row>
      </table:table>
      <text:p text:style-name="P1"/>
      <text:p text:style-name="P4">Notes: <text:span text:style-name="T2">As shown by the table above, it is quite difficult to force the client to perform DNS queries.<text:line-break/>These are the normal items you would expect to be embedded in a pdf-file, maybe we will have some success. </text:span><text:span text:style-name="T3">To achieve more DNS name resolutions we need to explore the less common embedded objects.</text:span><text:span text:style-name="T2"> </text:span></text:p>
      <text:h text:style-name="P41" text:outline-level="1">Sample2 (embedded2.pdf)</text:h>
      <text:p text:style-name="P8">This PDF-file was generated using Scribus, which has more features than LibreOffice.</text:p>
      <text:p text:style-name="P8">This pdf contains the following object references :</text:p>
      <text:list xml:id="list2439653521287746743" text:style-name="L2">
        <text:list-item>
          <text:p text:style-name="P38">Goto-button </text:p>
        </text:list-item>
        <text:list-item>
          <text:p text:style-name="P38">Submit-button</text:p>
        </text:list-item>
        <text:list-item>
          <text:p text:style-name="P38">Import-button</text:p>
        </text:list-item>
      </text:list>
      <text:p text:style-name="P8"/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D" table:number-columns-repeated="2"/>
        <table:table-column table:style-name="Table2.H"/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8">Adobe</text:p>
          </table:table-cell>
          <table:table-cell table:style-name="Table2.A1" office:value-type="string">
            <text:p text:style-name="P18">Foxit</text:p>
          </table:table-cell>
          <table:table-cell table:style-name="Table2.A1" office:value-type="string">
            <text:p text:style-name="P18">Firefox</text:p>
          </table:table-cell>
          <table:table-cell table:style-name="Table2.A1" office:value-type="string">
            <text:p text:style-name="P18">Chrome</text:p>
          </table:table-cell>
          <table:table-cell table:style-name="Table2.A1" office:value-type="string">
            <text:p text:style-name="P18">Office</text:p>
          </table:table-cell>
          <table:table-cell table:style-name="Table2.A1" office:value-type="string">
            <text:p text:style-name="P18">Evince</text:p>
          </table:table-cell>
          <table:table-cell table:style-name="Table2.H1" office:value-type="string">
            <text:p text:style-name="P18">Edge</text:p>
          </table:table-cell>
        </table:table-row>
        <table:table-row>
          <table:table-cell table:style-name="Table2.A2" office:value-type="string">
            <text:p text:style-name="P18">Goto</text:p>
          </table:table-cell>
          <table:table-cell table:style-name="Table2.B2" office:value-type="string">
            <text:p text:style-name="P26">N/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8">N/N</text:p>
          </table:table-cell>
          <table:table-cell table:style-name="Table2.A2" office:value-type="string">
            <text:p text:style-name="P28">N/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0">N/N</text:p>
          </table:table-cell>
          <table:table-cell table:style-name="Table2.H2" office:value-type="string">
            <text:p text:style-name="P31">N/N</text:p>
          </table:table-cell>
        </table:table-row>
        <table:table-row>
          <table:table-cell table:style-name="Table2.A2" office:value-type="string">
            <text:p text:style-name="P18">Submit</text:p>
          </table:table-cell>
          <table:table-cell table:style-name="Table2.A2" office:value-type="string">
            <text:p text:style-name="P27">N/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8">N/N</text:p>
          </table:table-cell>
          <table:table-cell table:style-name="Table2.A2" office:value-type="string">
            <text:p text:style-name="P29">N/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N/N</text:p>
          </table:table-cell>
          <table:table-cell table:style-name="Table2.H3" office:value-type="string">
            <text:p text:style-name="P31">N/N</text:p>
          </table:table-cell>
        </table:table-row>
        <table:table-row>
          <table:table-cell table:style-name="Table2.A2" office:value-type="string">
            <text:p text:style-name="P18">Import</text:p>
          </table:table-cell>
          <table:table-cell table:style-name="Table2.A2" office:value-type="string">
            <text:p text:style-name="P26">N/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8">N/N</text:p>
          </table:table-cell>
          <table:table-cell table:style-name="Table2.A2" office:value-type="string">
            <text:p text:style-name="P28">N/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N/N</text:p>
          </table:table-cell>
          <table:table-cell table:style-name="Table2.H4" office:value-type="string">
            <text:p text:style-name="P31">N/N</text:p>
          </table:table-cell>
        </table:table-row>
      </table:table>
      <text:p text:style-name="P9">Ob<text:span text:style-name="T6">s</text:span>: Y – DNS queries detected, N – No DNS Queries detected (Without interaction/Without interaction)</text:p>
      <text:p text:style-name="P5">Notes:</text:p>
      <text:p text:style-name="P10">Adobe, Submit, User-interaction : Presents the user with a warning before sending the query<text:line-break/><text:span text:style-name="T5">Edge : Does not load the buttons<text:line-break/>Chrome, Submit, User-interaction : Sends the query as soon as the user clicks the button<text:line-break/>Firefox : Does not load the buttons</text:span></text:p>
      <text:h text:style-name="P42" text:outline-level="1">Sample3 (embedded3.pdf)</text:h>
      <text:p text:style-name="P12">This PDF-file was generated using Scribus, and edited using a hex editor. This sample is more focused on file metadata than the previous samples, which focused more on objects.</text:p>
      <text:p text:style-name="P12">This pdf contains the following references :</text:p>
      <text:list xml:id="list8618745096791381055" text:style-name="L3">
        <text:list-item>
          <text:p text:style-name="P39">Creator</text:p>
        </text:list-item>
        <text:list-item>
          <text:p text:style-name="P39">Producer</text:p>
        </text:list-item>
        <text:list-item>
          <text:p text:style-name="P39">Title</text:p>
        </text:list-item>
        <text:list-item>
          <text:p text:style-name="P39">Author</text:p>
        </text:list-item>
        <text:list-item>
          <text:p text:style-name="P39">Subject<text:line-break/></text:p>
        </text:list-item>
      </text:list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9">Adobe</text:p>
          </table:table-cell>
          <table:table-cell table:style-name="Table3.A1" office:value-type="string">
            <text:p text:style-name="P19">Foxit</text:p>
          </table:table-cell>
          <table:table-cell table:style-name="Table3.A1" office:value-type="string">
            <text:p text:style-name="P19">Firefox</text:p>
          </table:table-cell>
          <table:table-cell table:style-name="Table3.A1" office:value-type="string">
            <text:p text:style-name="P19">Chrome</text:p>
          </table:table-cell>
          <table:table-cell table:style-name="Table3.A1" office:value-type="string">
            <text:p text:style-name="P19">Office</text:p>
          </table:table-cell>
          <table:table-cell table:style-name="Table3.A1" office:value-type="string">
            <text:p text:style-name="P19">Evince</text:p>
          </table:table-cell>
          <table:table-cell table:style-name="Table3.H1" office:value-type="string">
            <text:p text:style-name="P19">Edge</text:p>
          </table:table-cell>
        </table:table-row>
        <table:table-row>
          <table:table-cell table:style-name="Table3.A2" office:value-type="string">
            <text:p text:style-name="P19">Creator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H2" office:value-type="string">
            <text:p text:style-name="P32">N</text:p>
          </table:table-cell>
        </table:table-row>
        <table:table-row>
          <table:table-cell table:style-name="Table3.A2" office:value-type="string">
            <text:p text:style-name="P19">Producer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H2" office:value-type="string">
            <text:p text:style-name="P32">N</text:p>
          </table:table-cell>
        </table:table-row>
        <table:table-row>
          <table:table-cell table:style-name="Table3.A2" office:value-type="string">
            <text:p text:style-name="P19">Title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H2" office:value-type="string">
            <text:p text:style-name="P32">N</text:p>
          </table:table-cell>
        </table:table-row>
        <table:table-row>
          <table:table-cell table:style-name="Table3.A2" office:value-type="string">
            <text:p text:style-name="P19">Author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H2" office:value-type="string">
            <text:p text:style-name="P32">N</text:p>
          </table:table-cell>
        </table:table-row>
        <table:table-row>
          <table:table-cell table:style-name="Table3.A2" office:value-type="string">
            <text:p text:style-name="P19">Subject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A2" office:value-type="string">
            <text:p text:style-name="P32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0">N</text:p>
          </table:table-cell>
          <table:table-cell table:style-name="Table3.H2" office:value-type="string">
            <text:p text:style-name="P32">N</text:p>
          </table:table-cell>
        </table:table-row>
      </table:table>
      <text:p text:style-name="P3"/>
      <text:p text:style-name="P6">Notes : <text:span text:style-name="T2">As shown by the table above, the metadata is consistently treated as just plain text across all platforms.</text:span></text:p>
      <text:p text:style-name="P11"/>
      <text:p text:style-name="P11"/>
      <text:h text:style-name="P43" text:outline-level="1"><text:soft-page-break/>Sample4 (embedded4.pdf)</text:h>
      <text:p text:style-name="P13">Here we try different font manipulations. The first manipulation is in the DroidSans font declaration, and we inject a URI-object instead of the font-name. The second manipulation is of the Free<text:span text:style-name="T8">Mono</text:span> font, where we inject the URI as a subtype instead of the name declaration. The third edit is a manipulation of the font-file declaration <text:span text:style-name="T7">of the Cantarell font</text:span>, <text:span text:style-name="T7">and we instead insert a URI-object. The fourth manipulation is also a manipulation of the font-file declaration in the Deja Vu Sans font. Here we instead append the URI-object to the file-declaration The fifth manipulation is of the Liberation Serif font, and here we just inject the URI-object right before the FontFile object.</text:span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33">Adobe</text:p>
          </table:table-cell>
          <table:table-cell table:style-name="Table4.A1" office:value-type="string">
            <text:p text:style-name="P33">Foxit</text:p>
          </table:table-cell>
          <table:table-cell table:style-name="Table4.A1" office:value-type="string">
            <text:p text:style-name="P33">Firefox</text:p>
          </table:table-cell>
          <table:table-cell table:style-name="Table4.A1" office:value-type="string">
            <text:p text:style-name="P33">Chrome</text:p>
          </table:table-cell>
          <table:table-cell table:style-name="Table4.A1" office:value-type="string">
            <text:p text:style-name="P33">Office</text:p>
          </table:table-cell>
          <table:table-cell table:style-name="Table4.A1" office:value-type="string">
            <text:p text:style-name="P33">Evince</text:p>
          </table:table-cell>
          <table:table-cell table:style-name="Table4.H1" office:value-type="string">
            <text:p text:style-name="P33">Edge</text:p>
          </table:table-cell>
        </table:table-row>
        <table:table-row>
          <table:table-cell table:style-name="Table4.A2" office:value-type="string">
            <text:p text:style-name="P33">DroidSans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Y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N</text:p>
          </table:table-cell>
          <table:table-cell table:style-name="Table4.H2" office:value-type="string">
            <text:p text:style-name="P36">N</text:p>
          </table:table-cell>
        </table:table-row>
        <table:table-row>
          <table:table-cell table:style-name="Table4.A2" office:value-type="string">
            <text:p text:style-name="P33">FreeMono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Y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N</text:p>
          </table:table-cell>
          <table:table-cell table:style-name="Table4.H2" office:value-type="string">
            <text:p text:style-name="P36">N</text:p>
          </table:table-cell>
        </table:table-row>
        <table:table-row>
          <table:table-cell table:style-name="Table4.A2" office:value-type="string">
            <text:p text:style-name="P33">Cantarell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Y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N</text:p>
          </table:table-cell>
          <table:table-cell table:style-name="Table4.H2" office:value-type="string">
            <text:p text:style-name="P36">N</text:p>
          </table:table-cell>
        </table:table-row>
        <table:table-row>
          <table:table-cell table:style-name="Table4.A2" office:value-type="string">
            <text:p text:style-name="P33">DejaVu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Y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N</text:p>
          </table:table-cell>
          <table:table-cell table:style-name="Table4.H2" office:value-type="string">
            <text:p text:style-name="P36">N</text:p>
          </table:table-cell>
        </table:table-row>
        <table:table-row>
          <table:table-cell table:style-name="Table4.A2" office:value-type="string">
            <text:p text:style-name="P33">LibSerif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4">Y</text:p>
          </table:table-cell>
          <table:table-cell table:style-name="Table4.A2" office:value-type="string">
            <text:p text:style-name="P36">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N</text:p>
          </table:table-cell>
          <table:table-cell table:style-name="Table4.H2" office:value-type="string">
            <text:p text:style-name="P36">N</text:p>
          </table:table-cell>
        </table:table-row>
      </table:table>
      <text:p text:style-name="P13"/>
      <text:p text:style-name="P7">Notes : <text:span text:style-name="T2">Some software shows a warning that the pdf may be corrupted, the other programs do not properly display the font. It would seem like Firefox does premature DNS-lookups on all URI-objects found in the document.</text:span></text:p>
      <text:h text:style-name="P44" text:outline-level="1">Conclusion</text:h>
      <text:p text:style-name="P14">Current PDF-readers seem to be decently protected against the preflight-DNS phenomenon. The most vulnerable PDF-reader is Firefox, which is consistently vulnerable to most of the attempted attacks, and most importantly, those that do not require any user interaction.</text:p>
      <text:p text:style-name="P14">To move forward with this project, I would suggest writing a fuzzer which injects urls and URI-objects at multiple places in the PDF-file, and also implement automated tests.</text:p>
      <text:p text:style-name="P6">Software used :<text:line-break/><text:span text:style-name="T2"><text:tab/>Adobe Acrobat Reader DC v 2015.017.20050<text:line-break/><text:tab/>Microsoft Edge v 25.10586.0.0<text:line-break/><text:tab/>Google Chrome v 51.0.2704.106<text:line-break/><text:tab/>Mozilla Firefox ESR 45.2.0<text:line-break/><text:tab/></text:span><text:span text:style-name="T4">Evince 3.14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5:15:09.007491200</dc:date>
    <meta:editing-duration>PT7H18M25S</meta:editing-duration>
    <meta:editing-cycles>16</meta:editing-cycles>
    <meta:generator>LibreOffice/5.1.6.2$Linux_X86_64 LibreOffice_project/10m0$Build-2</meta:generator>
    <meta:document-statistic meta:table-count="4" meta:image-count="0" meta:object-count="0" meta:page-count="3" meta:paragraph-count="166" meta:word-count="621" meta:character-count="3474" meta:non-whitespace-character-count="3020"/>
  </office:meta>
</office:document-meta>
</file>